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svg:stroke-color="#800000" draw:marker-start="" draw:marker-end="Arrow" draw:textarea-horizontal-align="center" draw:textarea-vertical-align="middle"/>
    </style:style>
    <style:style style:name="gr5" style:family="graphic" style:parent-style-name="standard">
      <style:graphic-properties svg:stroke-color="#800000" draw:marker-end="Squar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3cm" svg:x="2cm" svg:y="1.5cm">
          <text:p text:style-name="P1">FirstName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cm" svg:height="2cm" svg:x="1cm" svg:y="9cm">
          <text:p text:style-name="P1">FirstName</text:p>
          <text:p text:style-name="P1">Contro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3.5cm" svg:height="3.5cm" svg:x="3.5cm" svg:y="15.5cm">
          <text:p text:style-name="P1">FirstName</text:p>
          <text:p text:style-name="P1">Model::<text:line-break/>firstNa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" draw:id="id1" draw:layer="layout" svg:width="3cm" svg:height="1cm" svg:x="2cm" svg:y="4.5cm">
          <text:p text:style-name="P1">Text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2.5cm" svg:height="1cm" svg:x="5cm" svg:y="4.5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.5cm" svg:y1="5.5cm" svg:x2="3.5cm" svg:y2="9cm" draw:start-shape="id1" draw:start-glue-point="2" draw:end-shape="id2" svg:d="m3500 5500v3500" svg:viewBox="0 0 1 3501">
          <text:p text:style-name="P1">Action</text:p>
        </draw:connector>
        <draw:connector draw:style-name="gr2" draw:text-style-name="P1" draw:layer="layout" svg:x1="2.875cm" svg:y1="11cm" svg:x2="3.5cm" svg:y2="17.25cm" draw:start-shape="id2" draw:start-glue-point="7" draw:end-shape="id3" draw:end-glue-point="6" svg:d="m2875 11000v6250h625" svg:viewBox="0 0 626 6251">
          <text:p text:style-name="P1">SetFirstName</text:p>
        </draw:connector>
        <draw:connector draw:style-name="gr2" draw:text-style-name="P1" draw:layer="layout" svg:x1="7cm" svg:y1="17.25cm" svg:x2="7.5cm" svg:y2="5cm" draw:start-shape="id3" draw:start-glue-point="8" draw:end-shape="id4" draw:end-glue-point="1" svg:d="m7000 17250h1002v-12250h-502" svg:viewBox="0 0 1003 12251">
          <text:p text:style-name="P1">bind</text:p>
        </draw:connector>
        <draw:custom-shape draw:style-name="gr1" draw:text-style-name="P1" draw:layer="layout" svg:width="5.5cm" svg:height="3cm" svg:x="11.144cm" svg:y="1.661cm">
          <text:p text:style-name="P1">Person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5cm" svg:height="2cm" svg:x="10.144cm" svg:y="9.161cm">
          <text:p text:style-name="P1">PersonName</text:p>
          <text:p text:style-name="P1">Contro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3.5cm" svg:height="3.5cm" svg:x="12.644cm" svg:y="15.661cm">
          <text:p text:style-name="P1">Person</text:p>
          <text:p text:style-name="P1">Model::<text:line-break/>firstName</text:p>
          <text:p text:style-name="P1">lastNa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7" draw:id="id7" draw:layer="layout" svg:width="2.5cm" svg:height="1cm" svg:x="14.144cm" svg:y="4.661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019cm" svg:y1="11.161cm" svg:x2="12.644cm" svg:y2="17.411cm" draw:start-shape="id5" draw:start-glue-point="7" draw:end-shape="id6" draw:end-glue-point="6" svg:d="m12019 11161v6250h625" svg:viewBox="0 0 626 6251">
          <text:p text:style-name="P1">SetFirstName</text:p>
          <text:p text:style-name="P1">SetLastName</text:p>
        </draw:connector>
        <draw:connector draw:style-name="gr2" draw:text-style-name="P1" draw:layer="layout" svg:x1="16.144cm" svg:y1="17.411cm" svg:x2="16.644cm" svg:y2="5.161cm" draw:start-shape="id6" draw:start-glue-point="8" draw:end-shape="id7" draw:end-glue-point="1" svg:d="m16144 17411h1002v-12250h-502" svg:viewBox="0 0 1003 12251">
          <text:p text:style-name="P1">bind</text:p>
        </draw:connector>
        <draw:custom-shape draw:style-name="gr1" draw:text-style-name="P1" draw:layer="layout" svg:width="5.5cm" svg:height="3cm" svg:x="21.16cm" svg:y="1.661cm">
          <text:p text:style-name="P1">LastName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5cm" svg:height="2cm" svg:x="20.16cm" svg:y="9.161cm">
          <text:p text:style-name="P1">LastName</text:p>
          <text:p text:style-name="P1">Contro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0" draw:id="id10" draw:layer="layout" svg:width="3.5cm" svg:height="3.5cm" svg:x="22.66cm" svg:y="15.661cm">
          <text:p text:style-name="P1">LastName</text:p>
          <text:p text:style-name="P1">Model::<text:line-break/>lastNa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8" draw:id="id8" draw:layer="layout" svg:width="3cm" svg:height="1cm" svg:x="21.16cm" svg:y="4.661cm">
          <text:p text:style-name="P1">Text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2.5cm" svg:height="1cm" svg:x="24.16cm" svg:y="4.661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2.66cm" svg:y1="5.661cm" svg:x2="22.66cm" svg:y2="9.161cm" draw:start-shape="id8" draw:start-glue-point="2" draw:end-shape="id9" svg:d="m22660 5661v3500" svg:viewBox="0 0 1 3501">
          <text:p text:style-name="P1">Action</text:p>
        </draw:connector>
        <draw:connector draw:style-name="gr2" draw:text-style-name="P1" draw:layer="layout" svg:x1="22.035cm" svg:y1="11.161cm" svg:x2="22.66cm" svg:y2="17.411cm" draw:start-shape="id9" draw:start-glue-point="7" draw:end-shape="id10" draw:end-glue-point="6" svg:d="m22035 11161v6250h625" svg:viewBox="0 0 626 6251">
          <text:p text:style-name="P1">SetLastName</text:p>
        </draw:connector>
        <draw:connector draw:style-name="gr2" draw:text-style-name="P1" draw:layer="layout" svg:x1="26.16cm" svg:y1="17.411cm" svg:x2="26.66cm" svg:y2="5.161cm" draw:start-shape="id10" draw:start-glue-point="8" draw:end-shape="id11" draw:end-glue-point="1" svg:d="m26160 17411h1002v-12250h-502" svg:viewBox="0 0 1003 12251">
          <text:p text:style-name="P1">bind</text:p>
        </draw:connector>
        <draw:custom-shape draw:style-name="gr1" draw:text-style-name="P1" xml:id="id12" draw:id="id12" draw:layer="layout" svg:width="2.5cm" svg:height="1cm" svg:x="14.121cm" svg:y="5.699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6.144cm" svg:y1="17.411cm" svg:x2="16.621cm" svg:y2="6.199cm" draw:start-shape="id6" draw:start-glue-point="8" draw:end-shape="id12" draw:end-glue-point="1" svg:d="m16144 17411h979v-11212h-502" svg:viewBox="0 0 980 11213">
          <text:p/>
        </draw:connector>
        <draw:connector draw:style-name="gr4" draw:text-style-name="P1" draw:layer="layout" svg:x1="5.078cm" svg:y1="14.218cm" svg:x2="10.769cm" svg:y2="10.161cm" draw:end-shape="id5" draw:end-glue-point="9" svg:d="m5078 14218h2283v-4057h3408" svg:viewBox="0 0 5692 4058">
          <text:p text:style-name="P1">FirePropertyChange</text:p>
        </draw:connector>
        <draw:connector draw:style-name="gr5" draw:text-style-name="P1" draw:layer="layout" svg:x1="20.499cm" svg:y1="14.298cm" svg:x2="14.519cm" svg:y2="10.161cm" draw:end-shape="id5" draw:end-glue-point="6" svg:d="m20499 14298h-2426v-4137h-3554" svg:viewBox="0 0 5981 4138">
          <text:p text:style-name="P1">FirePropertyChang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" svg:viewBox="0 0 10 10" svg:d="m0 0h10v10h-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3</meta:editing-cycles>
    <meta:generator>LibreOffice/4.0.1.2$Windows_x86 LibreOffice_project/84102822e3d61eb989ddd325abf1ac077904985</meta:generator>
    <dc:date>2014-12-27T16:22:27.29</dc:date>
    <meta:document-statistic meta:object-count="26"/>
  </office:meta>
</office:document-meta>
</file>